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table:number-columns-repeated="3"/>
          <table:table-cell table:formula="of:=SUM([.B2:.F2])" office:value-type="float" office:value="8300">
            <text:p>8300</text:p>
          </table:table-cell>
          <table:table-cell table:style-name="ce8" table:formula="of:=SUM([.B15:.F15])" office:value-type="float" office:value="754.545454545455">
            <text:p>754.5454545455</text:p>
          </table:table-cell>
          <table:table-cell office:value-type="string">
            <text:p>Անի Գ․</text:p>
          </table:table-cell>
          <table:table-cell/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754.545454545455">
            <text:p>754.545454545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754.545454545455">
            <text:p>754.545454545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754.545454545455">
            <text:p>754.545454545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754.545454545455">
            <text:p>75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5:.F15])" office:value-type="float" office:value="754.545454545455">
            <text:p>754.545454545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5];[.D15];[.E15])" office:value-type="float" office:value="400">
            <text:p>400</text:p>
          </table:table-cell>
          <table:table-cell office:value-type="string">
            <text:p>Մանե</text:p>
          </table:table-cell>
          <table:table-cell office:value-type="string">
            <text:p>2100(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754.545454545455">
            <text:p>754.5454545455</text:p>
          </table:table-cell>
          <table:table-cell office:value-type="string">
            <text:p>Նանե</text:p>
          </table:table-cell>
          <table:table-cell office:value-type="string">
            <text:p>3400(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754.545454545455">
            <text:p>754.5454545455</text:p>
          </table:table-cell>
          <table:table-cell office:value-type="string">
            <text:p>Հասմիկ Դ․</text:p>
          </table:table-cell>
          <table:table-cell office:value-type="string">
            <text:p>15000(490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C15];[.F15])" office:value-type="float" office:value="354.545454545455">
            <text:p>354.545454545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754.545454545455">
            <text:p>754.545454545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15:.F15])" office:value-type="float" office:value="754.545454545455">
            <text:p>754.5454545455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0">
            <text:p>0</text:p>
          </table:table-cell>
          <table:table-cell table:style-name="ce2" table:formula="of:=[.E2]/12" office:value-type="float" office:value="0">
            <text:p>0</text:p>
          </table:table-cell>
          <table:table-cell table:style-name="ce2" table:formula="of:=[.F2]/10" office:value-type="float" office:value="0">
            <text:p>0</text:p>
          </table:table-cell>
          <table:table-cell table:style-name="Default"/>
          <table:table-cell table:style-name="ce39" table:formula="of:=SUM([.H2:.H14])" office:value-type="float" office:value="8300">
            <text:p>8300</text:p>
          </table:table-cell>
          <table:table-cell table:style-name="Default"/>
          <table:table-cell table:style-name="ce46" office:value-type="float" office:value="500">
            <text:p>500</text:p>
          </table:table-cell>
          <table:table-cell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10/06/2015</text:date>, <text:time>11:5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6T11:55:06</dc:date>
    <meta:editing-duration>P1DT14H54M46S</meta:editing-duration>
    <meta:editing-cycles>942</meta:editing-cycles>
    <meta:generator>OpenOffice/4.1.1$Unix OpenOffice.org_project/411m6$Build-9775</meta:generator>
    <dc:creator>employee employee</dc:creator>
    <meta:document-statistic meta:table-count="8" meta:cell-count="2240" meta:object-count="0"/>
  </office:meta>
</office:document-meta>
</file>